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68">
            <text:p>Poz-3468</text:p>
          </table:table-cell>
          <table:table-cell office:value-type="float" office:value="66.0">
            <text:p>66.0</text:p>
          </table:table-cell>
          <table:table-cell office:value-type="float" office:value="21.71">
            <text:p>21.71</text:p>
          </table:table-cell>
          <table:table-cell office:value-type="float" office:value="7680.0">
            <text:p>768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4.21">
            <text:p>114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35">
            <text:p>Poz-3435</text:p>
          </table:table-cell>
          <table:table-cell office:value-type="float" office:value="66.08">
            <text:p>66.08</text:p>
          </table:table-cell>
          <table:table-cell office:value-type="float" office:value="21.52">
            <text:p>21.52</text:p>
          </table:table-cell>
          <table:table-cell office:value-type="float" office:value="8750.0">
            <text:p>875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40.2">
            <text:p>14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Gunnarsbyn-01">
            <text:p>Gunnarsbyn-01</text:p>
          </table:table-cell>
          <table:table-cell office:value-type="float" office:value="66.01">
            <text:p>66.01</text:p>
          </table:table-cell>
          <table:table-cell office:value-type="float" office:value="21.73">
            <text:p>21.73</text:p>
          </table:table-cell>
          <table:table-cell office:value-type="float" office:value="9650.0">
            <text:p>9650.0</text:p>
          </table:table-cell>
          <table:table-cell office:value-type="float" office:value="150.0">
            <text:p>1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9.21">
            <text:p>169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77">
            <text:p>Poz-3477</text:p>
          </table:table-cell>
          <table:table-cell office:value-type="float" office:value="66.12">
            <text:p>66.12</text:p>
          </table:table-cell>
          <table:table-cell office:value-type="float" office:value="21.6">
            <text:p>21.6</text:p>
          </table:table-cell>
          <table:table-cell office:value-type="float" office:value="8350.0">
            <text:p>835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7.21">
            <text:p>127.2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484">
            <text:p>Poz-3484</text:p>
          </table:table-cell>
          <table:table-cell office:value-type="float" office:value="65.99">
            <text:p>65.99</text:p>
          </table:table-cell>
          <table:table-cell office:value-type="float" office:value="21.72">
            <text:p>21.72</text:p>
          </table:table-cell>
          <table:table-cell office:value-type="float" office:value="6700.0">
            <text:p>670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81">
            <text:p>98.8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04">
            <text:p>Poz-3504</text:p>
          </table:table-cell>
          <table:table-cell office:value-type="float" office:value="66.0">
            <text:p>66.0</text:p>
          </table:table-cell>
          <table:table-cell office:value-type="float" office:value="21.8">
            <text:p>21.8</text:p>
          </table:table-cell>
          <table:table-cell office:value-type="float" office:value="4465.0">
            <text:p>4465.0</text:p>
          </table:table-cell>
          <table:table-cell office:value-type="float" office:value="35.0">
            <text:p>35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1.71">
            <text:p>41.7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0">
            <text:p>Poz-3510</text:p>
          </table:table-cell>
          <table:table-cell office:value-type="float" office:value="66.1">
            <text:p>66.1</text:p>
          </table:table-cell>
          <table:table-cell office:value-type="float" office:value="21.51">
            <text:p>21.51</text:p>
          </table:table-cell>
          <table:table-cell office:value-type="float" office:value="8800.0">
            <text:p>8800.0</text:p>
          </table:table-cell>
          <table:table-cell office:value-type="float" office:value="50.0">
            <text:p>5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0.2">
            <text:p>150.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  <table:table-row>
          <table:table-cell office:value-type="string" office:value="Gunnarsbyn">
            <text:p>Gunnarsbyn</text:p>
          </table:table-cell>
          <table:table-cell office:value-type="string" office:value="radiocarbon">
            <text:p>radiocarbon</text:p>
          </table:table-cell>
          <table:table-cell office:value-type="string" office:value="Poz-3519">
            <text:p>Poz-3519</text:p>
          </table:table-cell>
          <table:table-cell office:value-type="float" office:value="66.0">
            <text:p>66.0</text:p>
          </table:table-cell>
          <table:table-cell office:value-type="float" office:value="21.68">
            <text:p>21.68</text:p>
          </table:table-cell>
          <table:table-cell office:value-type="float" office:value="5690.0">
            <text:p>5690.0</text:p>
          </table:table-cell>
          <table:table-cell office:value-type="float" office:value="40.0">
            <text:p>40.0</text:p>
          </table:table-cell>
          <table:table-cell office:value-type="string" office:value="bulk materal (1 cm thick)">
            <text:p>bulk materal (1 cm thick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3.61">
            <text:p>73.61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LindenEtal2006,RosentauEtal2021">
            <text:p>LindenEtal2006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